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0b8f" officeooo:paragraph-rsid="000d0b8f"/>
    </style:style>
    <style:style style:name="P2" style:family="paragraph" style:parent-style-name="Standard">
      <style:text-properties officeooo:rsid="000d851f" officeooo:paragraph-rsid="000d851f"/>
    </style:style>
    <style:style style:name="P3" style:family="paragraph" style:parent-style-name="Standard">
      <style:text-properties officeooo:rsid="000d851f" officeooo:paragraph-rsid="000f0eed"/>
    </style:style>
    <style:style style:name="P4" style:family="paragraph" style:parent-style-name="Standard">
      <style:text-properties officeooo:rsid="00182a0e" officeooo:paragraph-rsid="00182a0e"/>
    </style:style>
    <style:style style:name="P5" style:family="paragraph" style:parent-style-name="Standard">
      <style:text-properties officeooo:rsid="001c4d40" officeooo:paragraph-rsid="001c4d40"/>
    </style:style>
    <style:style style:name="P6" style:family="paragraph" style:parent-style-name="Standard">
      <style:text-properties officeooo:rsid="00262aa0" officeooo:paragraph-rsid="00262aa0"/>
    </style:style>
    <style:style style:name="T1" style:family="text">
      <style:text-properties officeooo:rsid="000d851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6e4c7" style:font-style-asian="normal" style:font-style-complex="normal"/>
    </style:style>
    <style:style style:name="T5" style:family="text">
      <style:text-properties fo:font-style="normal" officeooo:rsid="002875cc" style:font-style-asian="normal" style:font-style-complex="normal"/>
    </style:style>
    <style:style style:name="T6" style:family="text">
      <style:text-properties officeooo:rsid="000f0eed"/>
    </style:style>
    <style:style style:name="T7" style:family="text">
      <style:text-properties officeooo:rsid="001100b2"/>
    </style:style>
    <style:style style:name="T8" style:family="text">
      <style:text-properties officeooo:rsid="001423a3"/>
    </style:style>
    <style:style style:name="T9" style:family="text">
      <style:text-properties officeooo:rsid="00159a33"/>
    </style:style>
    <style:style style:name="T10" style:family="text">
      <style:text-properties officeooo:rsid="0019da5e"/>
    </style:style>
    <style:style style:name="T11" style:family="text">
      <style:text-properties officeooo:rsid="001dd6bf"/>
    </style:style>
    <style:style style:name="T12" style:family="text">
      <style:text-properties officeooo:rsid="0022af80"/>
    </style:style>
    <style:style style:name="T13" style:family="text">
      <style:text-properties officeooo:rsid="0024a63f"/>
    </style:style>
    <style:style style:name="T14" style:family="text">
      <style:text-properties officeooo:rsid="0024d1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S</text:p>
      <text:p text:style-name="P1"/>
      <text:p text:style-name="P1">2015 Domaine Chofflet Valdenaire Givry, Burgundy, France</text:p>
      <text:p text:style-name="P1">-<text:span text:style-name="T1">100% pinot noir from the Givry appellation of the Cote Chalonnaise in Southern Burgundy</text:span></text:p>
      <text:p text:style-name="P1">-<text:span text:style-name="T1">Ripe, fruity, sexy</text:span></text:p>
      <text:p text:style-name="P1">-<text:span text:style-name="T1">Perfect for lovers of classic Burgonian style pinot noirs</text:span></text:p>
      <text:p text:style-name="P1"/>
      <text:p text:style-name="P1"/>
      <text:p text:style-name="P2">2015 Domaine Devillard Bourgogne Rouge <text:span text:style-name="T2">Le</text:span><text:span text:style-name="T3"> </text:span><text:span text:style-name="T2">Renard</text:span><text:span text:style-name="T3">, Burgundy, France</text:span></text:p>
      <text:p text:style-name="P2"><text:span text:style-name="T3">-100% pinot noir </text:span></text:p>
      <text:p text:style-name="P2"><text:span text:style-name="T3">-Earthy and light with floral undertones </text:span></text:p>
      <text:p text:style-name="P2"><text:span text:style-name="T3">-Perfect for lovers of Willamette Valley pinot noir </text:span></text:p>
      <text:p text:style-name="P2"><text:span text:style-name="T3"/></text:p>
      <text:p text:style-name="P2"><text:span text:style-name="T3"/></text:p>
      <text:p text:style-name="P2">2015 De Forville Barbaresco, Piedmont, Italy</text:p>
      <text:p text:style-name="P2">-<text:span text:style-name="T6">A well-known classic style at an excellent price! </text:span></text:p>
      <text:p text:style-name="P2">-<text:span text:style-name="T6">100% nebbiolo</text:span></text:p>
      <text:p text:style-name="P3">-<text:span text:style-name="T6">Lovely and fresh with an array of red fruits on the palette, structured tannins, and acidity that begs to be accompanied by food </text:span></text:p>
      <text:p text:style-name="P3"/>
      <text:p text:style-name="P3"/>
      <text:p text:style-name="P3"><text:span text:style-name="T6">2016 Vinatigo Tinto Listan Negro, Tenerife, Canary Islands, Spain</text:span></text:p>
      <text:p text:style-name="P3"><text:span text:style-name="T6">-Hails from the uniquely volcanic soil of northwestern Tenerife</text:span></text:p>
      <text:p text:style-name="P3">-<text:span text:style-name="T7">100% Listan Negro aged for three months in used oak</text:span></text:p>
      <text:p text:style-name="P3">-<text:span text:style-name="T8">Lively, juicy, light and fresh with notes of flowers and spice</text:span></text:p>
      <text:p text:style-name="P3">-<text:span text:style-name="T9">A perfect pairing for cheese and charcuterie </text:span></text:p>
      <text:p text:style-name="P3"/>
      <text:p text:style-name="P3"/>
      <text:p text:style-name="P4">2016 Jean Foillard Beaujolais-Villages, Burgundy, France</text:p>
      <text:p text:style-name="P4">-100% gamay</text:p>
      <text:p text:style-name="P4">-<text:span text:style-name="T10">A light, fruity, fresh, and fun wine from a legendary producer</text:span></text:p>
      <text:p text:style-name="P4">-<text:span text:style-name="T10">A crowd-pleaser for lovers of red wine of all varieties</text:span></text:p>
      <text:p text:style-name="P4"/>
      <text:p text:style-name="P4"/>
      <text:p text:style-name="P5">2015 Meridio Terre Siciliane Rosso <text:span text:style-name="T2">Liama</text:span>, Sicily, Italy</text:p>
      <text:p text:style-name="P5">-<text:span text:style-name="T11">Founded by two geologists in 2007, this wine makes prime use of the unique soil that results from the meeting of three tectonic plates across the island of Sicily.</text:span></text:p>
      <text:p text:style-name="P5">-<text:span text:style-name="T12">Nero D’Avola, Frappato, and Alicante blend</text:span></text:p>
      <text:p text:style-name="P5">-<text:span text:style-name="T13">A favorite of appreciators of natural wines like COS or Occhipinti or those who prefer a fruity, medium-bodied wine</text:span></text:p>
      <text:p text:style-name="P5">-<text:span text:style-name="T14">Also appeals to more casual red-wine drinkers </text:span></text:p>
      <text:p text:style-name="P5"/>
      <text:p text:style-name="P5"/>
      <text:p text:style-name="P6">2012 Chateau Cantermerle <text:span text:style-name="T2">Les Allees de Cantermerle</text:span><text:span text:style-name="T3">, Haut-Medoc, Bordeaux, France</text:span></text:p>
      <text:p text:style-name="P6"><text:span text:style-name="T3">- 61% cabernet sauvignon, 29% merlot, 10% cabernet franc</text:span></text:p>
      <text:p text:style-name="P6"><text:span text:style-name="T3">-</text:span><text:span text:style-name="T4">Aged 1 year in French oak barriques</text:span></text:p>
      <text:p text:style-name="P6"><text:span text:style-name="T4">-</text:span><text:span text:style-name="T5">Perfect for lovers of full-bodied, dry reds such as cabernet sauvignon or Bordeaux</text:span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5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1:51:39.217080360</meta:creation-date>
    <meta:generator>LibreOffice/6.0.3.2$MacOSX_X86_64 LibreOffice_project/8f48d515416608e3a835360314dac7e47fd0b821</meta:generator>
    <dc:date>2018-11-07T22:36:01.264751435</dc:date>
    <meta:editing-duration>PT22M15S</meta:editing-duration>
    <meta:editing-cycles>22</meta:editing-cycles>
    <meta:document-statistic meta:table-count="0" meta:image-count="0" meta:object-count="0" meta:page-count="2" meta:paragraph-count="31" meta:word-count="282" meta:character-count="1795" meta:non-whitespace-character-count="1537"/>
  </office:meta>
</office:document-meta>
</file>